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115">
      <style:paragraph-properties fo:margin-top="0in" fo:margin-bottom="0in"/>
    </style:style>
    <style:style style:name="P193" style:family="paragraph" style:parent-style-name="Text_20_body" style:list-style-name="L116">
    </style:style>
    <style:style style:name="P194" style:family="paragraph" style:parent-style-name="Text_20_body" style:list-style-name="L117">
    </style:style>
    <style:style style:name="P195" style:family="paragraph" style:parent-style-name="Text_20_body" style:list-style-name="L118">
      <style:paragraph-properties fo:margin-top="0in" fo:margin-bottom="0in"/>
    </style:style>
    <style:style style:name="P196" style:family="paragraph" style:parent-style-name="Text_20_body" style:list-style-name="L119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Text_20_body" style:list-style-name="L120">
      <style:paragraph-properties fo:margin-top="0in" fo:margin-bottom="0in"/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121">
      <style:paragraph-properties fo:margin-top="0in" fo:margin-bottom="0in"/>
    </style:style>
    <style:style style:name="P221" style:family="paragraph" style:parent-style-name="Text_20_body" style:list-style-name="L122">
      <style:paragraph-properties fo:margin-top="0in" fo:margin-bottom="0in"/>
    </style:style>
    <style:style style:name="P222" style:family="paragraph" style:parent-style-name="Text_20_body" style:list-style-name="L123">
      <style:paragraph-properties fo:margin-top="0in" fo:margin-bottom="0in"/>
    </style:style>
    <style:style style:name="P223" style:family="paragraph" style:parent-style-name="Text_20_body" style:list-style-name="L124">
      <style:paragraph-properties fo:margin-top="0in" fo:margin-bottom="0in"/>
    </style:style>
    <style:style style:name="P224" style:family="paragraph" style:parent-style-name="Text_20_body" style:list-style-name="L125">
      <style:paragraph-properties fo:margin-top="0in" fo:margin-bottom="0in"/>
    </style:style>
    <style:style style:name="P225" style:family="paragraph" style:parent-style-name="Text_20_body" style:list-style-name="L126">
      <style:paragraph-properties fo:margin-top="0in" fo:margin-bottom="0in"/>
    </style:style>
    <style:style style:name="P226" style:family="paragraph" style:parent-style-name="Text_20_body" style:list-style-name="L127">
    </style:style>
    <style:style style:name="P227" style:family="paragraph" style:parent-style-name="Text_20_body" style:list-style-name="L128">
      <style:paragraph-properties fo:margin-top="0in" fo:margin-bottom="0in"/>
    </style:style>
    <style:style style:name="P228" style:family="paragraph" style:parent-style-name="Text_20_body" style:list-style-name="L129">
      <style:paragraph-properties fo:margin-top="0in" fo:margin-bottom="0in"/>
    </style:style>
    <style:style style:name="P229" style:family="paragraph" style:parent-style-name="Text_20_body" style:list-style-name="L130">
      <style:paragraph-properties fo:margin-top="0in" fo:margin-bottom="0in"/>
    </style:style>
    <style:style style:name="P230" style:family="paragraph" style:parent-style-name="Text_20_body" style:list-style-name="L131">
      <style:paragraph-properties fo:margin-top="0in" fo:margin-bottom="0in"/>
    </style:style>
    <style:style style:name="P231" style:family="paragraph" style:parent-style-name="Text_20_body" style:list-style-name="L132">
      <style:paragraph-properties fo:margin-top="0in" fo:margin-bottom="0in"/>
    </style:style>
    <style:style style:name="P232" style:family="paragraph" style:parent-style-name="Text_20_body" style:list-style-name="L133">
    </style:style>
    <style:style style:name="P233" style:family="paragraph" style:parent-style-name="Table_20_Heading">
      <style:paragraph-properties fo:text-align="end" style:justify-single-word="false"/>
    </style:style>
    <style:style style:name="P234" style:family="paragraph" style:parent-style-name="Table_20_Contents">
      <style:paragraph-properties fo:text-align="end" style:justify-single-word="false"/>
    </style:style>
    <style:style style:name="P235" style:family="paragraph" style:parent-style-name="Text_20_body" style:list-style-name="L134">
      <style:paragraph-properties fo:margin-top="0in" fo:margin-bottom="0in"/>
    </style:style>
    <style:style style:name="P236" style:family="paragraph" style:parent-style-name="Table_20_Heading">
      <style:paragraph-properties fo:text-align="end" style:justify-single-word="false"/>
    </style:style>
    <style:style style:name="P237" style:family="paragraph" style:parent-style-name="Table_20_Contents">
      <style:paragraph-properties fo:text-align="end" style:justify-single-word="false"/>
    </style:style>
    <style:style style:name="P238" style:family="paragraph" style:parent-style-name="Text_20_body" style:list-style-name="L135">
      <style:paragraph-properties fo:margin-top="0in" fo:margin-bottom="0in"/>
    </style:style>
    <style:style style:name="P239" style:family="paragraph" style:parent-style-name="Text_20_body" style:list-style-name="L13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2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8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8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8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8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8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80">Principais parâmetros, das funções de importação, do pacote <text:span text:style-name="Source_Text">readr</text:span>:<text:line-break/></text:p>
          <text:list text:style-name="L111">
            <text:list-item>
              <text:p text:style-name="P18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8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8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2">
                <text:list-item>
                  <text:p text:style-name="P183">Caracteres simbólicos:<text:line-break/></text:p>
                  <text:list text:style-name="L113">
                    <text:list-item>
                      <text:p text:style-name="P184">c = character<text:line-break/></text:p>
                    </text:list-item>
                    <text:list-item>
                      <text:p text:style-name="P184">i = integer<text:line-break/></text:p>
                    </text:list-item>
                    <text:list-item>
                      <text:p text:style-name="P184">n = number<text:line-break/></text:p>
                    </text:list-item>
                    <text:list-item>
                      <text:p text:style-name="P184">d = double<text:line-break/></text:p>
                    </text:list-item>
                    <text:list-item>
                      <text:p text:style-name="P184">l = logical<text:line-break/></text:p>
                    </text:list-item>
                    <text:list-item>
                      <text:p text:style-name="P184">f = factor<text:line-break/></text:p>
                    </text:list-item>
                    <text:list-item>
                      <text:p text:style-name="P184">D = date<text:line-break/></text:p>
                    </text:list-item>
                    <text:list-item>
                      <text:p text:style-name="P184">T = date time<text:line-break/></text:p>
                    </text:list-item>
                    <text:list-item>
                      <text:p text:style-name="P184">t = time<text:line-break/></text:p>
                    </text:list-item>
                    <text:list-item>
                      <text:p text:style-name="P184">? = guess<text:line-break/></text:p>
                    </text:list-item>
                    <text:list-item>
                      <text:p text:style-name="P184">_or- = skip<text:line-break/></text:p>
                    </text:list-item>
                  </text:list>
                </text:list-item>
                <text:list-item>
                  <text:p text:style-name="P183">Funções de mudança de classe:<text:line-break/></text:p>
                  <text:list text:style-name="L114">
                    <text:list-item>
                      <text:p text:style-name="P185"><text:span text:style-name="Source_Text">col_character()</text:span><text:line-break/></text:p>
                    </text:list-item>
                    <text:list-item>
                      <text:p text:style-name="P185"><text:span text:style-name="Source_Text">col_date()</text:span><text:line-break/></text:p>
                    </text:list-item>
                    <text:list-item>
                      <text:p text:style-name="P185"><text:span text:style-name="Source_Text">col_time()</text:span><text:line-break/></text:p>
                    </text:list-item>
                    <text:list-item>
                      <text:p text:style-name="P185"><text:span text:style-name="Source_Text">col_datetime()</text:span><text:line-break/></text:p>
                    </text:list-item>
                    <text:list-item>
                      <text:p text:style-name="P185"><text:span text:style-name="Source_Text">col_double()</text:span><text:line-break/></text:p>
                    </text:list-item>
                    <text:list-item>
                      <text:p text:style-name="P185"><text:span text:style-name="Source_Text">col_factor()</text:span><text:line-break/></text:p>
                    </text:list-item>
                    <text:list-item>
                      <text:p text:style-name="P185"><text:span text:style-name="Source_Text">col_integer()</text:span><text:line-break/></text:p>
                    </text:list-item>
                    <text:list-item>
                      <text:p text:style-name="P185"><text:span text:style-name="Source_Text">col_logical()</text:span><text:line-break/></text:p>
                    </text:list-item>
                    <text:list-item>
                      <text:p text:style-name="P185"><text:span text:style-name="Source_Text">col_number()</text:span><text:line-break/></text:p>
                    </text:list-item>
                    <text:list-item>
                      <text:p text:style-name="P185"><text:span text:style-name="Source_Text">col_skip()</text:span><text:line-break/></text:p>
                    </text:list-item>
                  </text:list>
                </text:list-item>
                <text:list-item>
                  <text:p text:style-name="P18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8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8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8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80">Sintaxe:<text:line-break/></text:p>
        </text:list-item>
      </text:list>
      <text:p text:style-name="P186">library(readr)</text:p>
      <text:p text:style-name="P187">dt &lt;- read_csv2(file = "~/caminho/arquivo.csv",</text:p>
      <text:p text:style-name="P188"><text:s text:c="2"/>col_names = TRUE,</text:p>
      <text:p text:style-name="P189"><text:s text:c="2"/>col_types = "iccD",</text:p>
      <text:p text:style-name="P190"><text:s text:c="2"/>na = c("","NA"),</text:p>
      <text:p text:style-name="P191"><text:s text:c="2"/>skip = 0)</text:p>
      <text:list text:style-name="L115">
        <text:list-item>
          <text:p text:style-name="P19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1.3 Sincronização com banco de dados<text:bookmark-end text:name="sincronização-com-banco-de-dados"/></text:h>
      <text:list text:style-name="L116">
        <text:list-item>
          <text:p text:style-name="P193">Drives <text:span text:style-name="T2">ODBC</text:span> é um conector com banco de dados.<text:line-break/></text:p>
          <text:list text:style-name="L117">
            <text:list-item>
              <text:p text:style-name="P19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194">Instalação de cada ODBC separadamente:<text:line-break/></text:p>
              <text:list text:style-name="L118">
                <text:list-item>
                  <text:p text:style-name="P195">SQL Server ODBC Drivers (Free TDS)<text:line-break/><text:span text:style-name="Source_Text">sudo apt-get install tdsodbc</text:span><text:line-break/></text:p>
                </text:list-item>
                <text:list-item>
                  <text:p text:style-name="P195">PostgreSQL ODBC ODBC Drivers<text:line-break/><text:span text:style-name="Source_Text">sudo apt-get install odbc-postgresql</text:span><text:line-break/></text:p>
                </text:list-item>
                <text:list-item>
                  <text:p text:style-name="P195">MySQL ODBC Drivers<text:line-break/><text:span text:style-name="Source_Text">sudo apt-get install libmyodbc</text:span><text:line-break/></text:p>
                </text:list-item>
                <text:list-item>
                  <text:p text:style-name="P19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194">É necessário configurar dois arquivos <text:span text:style-name="Source_Text">odbcinst.ini</text:span> e <text:span text:style-name="Source_Text">odbc.ini</text:span>.<text:line-break/></text:p>
              <text:list text:style-name="L119">
                <text:list-item>
                  <text:p text:style-name="P196"><text:span text:style-name="Source_Text">odbcinst.ini</text:span><text:line-break/></text:p>
                </text:list-item>
              </text:list>
              <text:p text:style-name="P197">[PostgreSQL Driver]</text:p>
              <text:p text:style-name="P198">Driver <text:s text:c="9"/>= caminho/psqlodbcw.so</text:p>
              <text:p text:style-name="P199">[SQLite Driver]</text:p>
              <text:p text:style-name="P200">Driver <text:s text:c="9"/>= caminho/libsqlite3odbc.dylib</text:p>
              <text:list text:style-name="L120">
                <text:list-item>
                  <text:p text:style-name="P201"><text:span text:style-name="Source_Text">odbc.ini</text:span><text:line-break/></text:p>
                </text:list-item>
              </text:list>
              <text:p text:style-name="P202">[PostgreSQL]</text:p>
              <text:p text:style-name="P203">Driver <text:s text:c="5"/>= PostgreSQL Driver</text:p>
              <text:p text:style-name="P204">Database <text:s text:c="3"/>= test_db</text:p>
              <text:p text:style-name="P205">Servername <text:s text:c="1"/>= localhost</text:p>
              <text:p text:style-name="P206">UserName <text:s text:c="3"/>= postgres</text:p>
              <text:p text:style-name="P207">Password <text:s text:c="3"/>= password</text:p>
              <text:p text:style-name="P208">Port <text:s text:c="7"/>= 5432</text:p>
              <text:p text:style-name="P209"/>
              <text:p text:style-name="P210">[SQLite]</text:p>
              <text:p text:style-name="P211">Driver <text:s text:c="5"/>= SQLite Driver</text:p>
              <text:p text:style-name="P212">Database <text:s text:c="3"/>=/tmp/testing</text:p>
            </text:list-item>
          </text:list>
        </text:list-item>
        <text:list-item>
          <text:p text:style-name="P19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193">Conectando com banco de dados <text:span text:style-name="T2">Postgres</text:span>:<text:line-break/></text:p>
        </text:list-item>
      </text:list>
      <text:p text:style-name="P213">con &lt;- DBI::dbConnect(odbc::odbc(),</text:p>
      <text:p text:style-name="P214"><text:s text:c="22"/>Driver <text:s text:c="2"/>= "PostgreSQL Driver",</text:p>
      <text:p text:style-name="P215"><text:s text:c="22"/>Server <text:s text:c="2"/>= "localhost",</text:p>
      <text:p text:style-name="P216"><text:s text:c="22"/>Database = "name_database",</text:p>
      <text:p text:style-name="P217"><text:s text:c="22"/>UID <text:s text:c="5"/>= rstudioapi::askForPassword("Database user"),</text:p>
      <text:p text:style-name="P218"><text:s text:c="22"/>PWD <text:s text:c="5"/>= rstudioapi::askForPassword("Database password"),</text:p>
      <text:p text:style-name="P219"><text:s text:c="22"/>Port <text:s text:c="4"/>= 5432)</text:p>
      <text:list text:style-name="L121">
        <text:list-item>
          <text:p text:style-name="P22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2 tibble<text:bookmark-end text:name="tibble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22">
        <text:list-item>
          <text:p text:style-name="P221"><text:span text:style-name="T2">data.table</text:span><text:line-break/></text:p>
          <text:list text:style-name="L123">
            <text:list-item>
              <text:p text:style-name="P222">Manipulando linhas<text:line-break/></text:p>
            </text:list-item>
            <text:list-item>
              <text:p text:style-name="P222">Manipulando colunas<text:line-break/></text:p>
            </text:list-item>
            <text:list-item>
              <text:p text:style-name="P222">Sumarizando dados<text:line-break/></text:p>
            </text:list-item>
            <text:list-item>
              <text:p text:style-name="P222">Operando um subconjunto de dados</text:p>
              <text:list text:style-name="L124">
                <text:list-item>
                  <text:p text:style-name="P223"><text:span text:style-name="T1">lapply</text:span><text:line-break/></text:p>
                </text:list-item>
              </text:list>
            </text:list-item>
            <text:list-item>
              <text:p text:style-name="P222">modificando dados com set:</text:p>
              <text:list text:style-name="L125">
                <text:list-item>
                  <text:p text:style-name="P224"><text:span text:style-name="T1">set</text:span><text:line-break/>modificando um valor.<text:line-break/></text:p>
                </text:list-item>
                <text:list-item>
                  <text:p text:style-name="P224"><text:span text:style-name="T1">setnames</text:span><text:line-break/>modificando nome da coluna.<text:line-break/></text:p>
                </text:list-item>
                <text:list-item>
                  <text:p text:style-name="P224"><text:span text:style-name="T1">setorder</text:span><text:line-break/>modificando ordem das linhas.<text:line-break/></text:p>
                </text:list-item>
                <text:list-item>
                  <text:p text:style-name="P224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26">
        <text:list-item>
          <text:p text:style-name="P225">Gráficos basicos:<text:line-break/></text:p>
        </text:list-item>
      </text:list>
      <text:list text:style-name="L127">
        <text:list-item>
          <text:p text:style-name="P226">Gráfico de barras<text:line-break/><text:span text:style-name="T2">barplot</text:span><text:line-break/></text:p>
        </text:list-item>
        <text:list-item>
          <text:p text:style-name="P226">Gráfico circular (pizza)<text:line-break/><text:span text:style-name="T2">pie</text:span></text:p>
        </text:list-item>
        <text:list-item>
          <text:p text:style-name="P226">Gráfico de linhas<text:line-break/><text:span text:style-name="T2">plot</text:span></text:p>
          <text:list text:style-name="L128">
            <text:list-item>
              <text:p text:style-name="P227">Para adicionar mais linhas no grafico.<text:line-break/><text:span text:style-name="T2">lines</text:span></text:p>
            </text:list-item>
          </text:list>
        </text:list-item>
        <text:list-item>
          <text:p text:style-name="P226">Gráfico de dispersão<text:line-break/></text:p>
          <text:list text:style-name="L129">
            <text:list-item>
              <text:p text:style-name="P228">Para obter a correlação.<text:line-break/><text:span text:style-name="T2">cor</text:span>(x,y)<text:line-break/></text:p>
            </text:list-item>
            <text:list-item>
              <text:p text:style-name="P228">Para obter o coeficiente da reta de regressão.<text:line-break/><text:span text:style-name="T2">lm</text:span>(y ~x)$coef<text:line-break/></text:p>
            </text:list-item>
            <text:list-item>
              <text:p text:style-name="P228">Adiciona a reta tracejada.<text:line-break/><text:span text:style-name="T2">abline</text:span><text:line-break/></text:p>
            </text:list-item>
          </text:list>
        </text:list-item>
        <text:list-item>
          <text:p text:style-name="P226">Histograma<text:line-break/><text:span text:style-name="T2">hist</text:span><text:line-break/></text:p>
        </text:list-item>
        <text:list-item>
          <text:p text:style-name="P226"><text:span text:style-name="T2">Boxplot</text:span> (diagrama de caixa)<text:line-break/></text:p>
        </text:list-item>
      </text:list>
      <text:list text:style-name="L130">
        <text:list-item>
          <text:p text:style-name="P229">Pacote <text:span text:style-name="T2">ggplot2</text:span><text:line-break/></text:p>
        </text:list-item>
      </text:list>
      <text:list text:style-name="L131">
        <text:list-item>
          <text:p text:style-name="P230">Constroi diversos tipos de graficos a partir da mesma estrutura de componentes:<text:line-break/></text:p>
          <text:list text:style-name="L132">
            <text:list-item>
              <text:p text:style-name="P231"><text:span text:style-name="T1">data</text:span>: referente ao banco de dados.<text:line-break/></text:p>
            </text:list-item>
            <text:list-item>
              <text:p text:style-name="P231"><text:span text:style-name="T1">geom_forma</text:span>: um rol de tipos possiveis de representação dos dados.<text:line-break/></text:p>
            </text:list-item>
            <text:list-item>
              <text:p text:style-name="P23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33">
        <text:list-item>
          <text:p text:style-name="P23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32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3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3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3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3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3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3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3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3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3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3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3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3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3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34">Produz um grafico em forma de violino.</text:p>
          </table:table-cell>
        </table:table-row>
      </table:table>
      <text:list text:style-name="L134">
        <text:list-item>
          <text:p text:style-name="P235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3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3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3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3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3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3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3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3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3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3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3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3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3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37">Define parametros para os eixos manualmente.</text:p>
          </table:table-cell>
        </table:table-row>
      </table:table>
      <text:list text:style-name="L135">
        <text:list-item>
          <text:p text:style-name="P238">Definindo um tema para o grafico <text:span text:style-name="T2">ggplot</text:span>.<text:line-break/></text:p>
          <text:list text:style-name="L136">
            <text:list-item>
              <text:p text:style-name="P239"><text:span text:style-name="T1">theme_gray</text:span><text:line-break/>Fundo cinza e linhas grandes brancas.<text:line-break/></text:p>
            </text:list-item>
            <text:list-item>
              <text:p text:style-name="P239"><text:span text:style-name="T1">theme_bw</text:span><text:line-break/>O classico preto e branco. Otimo para projetor.<text:line-break/></text:p>
            </text:list-item>
            <text:list-item>
              <text:p text:style-name="P239"><text:span text:style-name="T1">theme_linedraw</text:span><text:line-break/>Linhas pretasde varias larguras num fundo branco. semelhante ao theme_bw.<text:line-break/></text:p>
            </text:list-item>
            <text:list-item>
              <text:p text:style-name="P23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3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39"><text:span text:style-name="T1">theme_minimal</text:span><text:line-break/>Um tema minimalista sem anotações de fundo.<text:line-break/></text:p>
            </text:list-item>
            <text:list-item>
              <text:p text:style-name="P239"><text:span text:style-name="T1">theme_classic</text:span><text:line-break/>Tema classico, com linhas do eixo x e y, sem linhas de grade.<text:line-break/></text:p>
            </text:list-item>
            <text:list-item>
              <text:p text:style-name="P23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2T09:18:50Z</meta:creation-date>
    <dc:date>2023-03-12T09:18:5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2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